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3726101124101</text:p>
          </table:table-cell>
          <table:table-cell office:value-type="string" calcext:value-type="string">
            <text:p>2025-01-18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692" calcext:value-type="float">
            <text:p>51.55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6101124101</text:p>
          </table:table-cell>
          <table:table-cell office:value-type="string" calcext:value-type="string">
            <text:p>2024-01-04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22096" calcext:value-type="float">
            <text:p>51.82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6101124101</text:p>
          </table:table-cell>
          <table:table-cell office:value-type="string" calcext:value-type="string">
            <text:p>2023-01-05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504" calcext:value-type="float">
            <text:p>51.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6101124101</text:p>
          </table:table-cell>
          <table:table-cell office:value-type="string" calcext:value-type="string">
            <text:p>2023-01-05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552" calcext:value-type="float">
            <text:p>51.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6101124101</text:p>
          </table:table-cell>
          <table:table-cell office:value-type="string" calcext:value-type="string">
            <text:p>2022-01-05 15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1784" calcext:value-type="float">
            <text:p>51.61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6101124101</text:p>
          </table:table-cell>
          <table:table-cell office:value-type="string" calcext:value-type="string">
            <text:p>2021-02-03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1472" calcext:value-type="float">
            <text:p>51.40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6101124101</text:p>
          </table:table-cell>
          <table:table-cell office:value-type="string" calcext:value-type="string">
            <text:p>2021-01-05 21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072" calcext:value-type="float">
            <text:p>51.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6101124101</text:p>
          </table:table-cell>
          <table:table-cell office:value-type="string" calcext:value-type="string">
            <text:p>2020-01-03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7296" calcext:value-type="float">
            <text:p>51.51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6101124101</text:p>
          </table:table-cell>
          <table:table-cell office:value-type="string" calcext:value-type="string">
            <text:p>2019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4144" calcext:value-type="float">
            <text:p>51.44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6101124101</text:p>
          </table:table-cell>
          <table:table-cell office:value-type="string" calcext:value-type="string">
            <text:p>2018-01-04 13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9656" calcext:value-type="float">
            <text:p>51.34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6101124101</text:p>
          </table:table-cell>
          <table:table-cell office:value-type="string" calcext:value-type="string">
            <text:p>2017-01-04 23:19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212" calcext:value-type="float">
            <text:p>51.2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6101124101</text:p>
          </table:table-cell>
          <table:table-cell office:value-type="string" calcext:value-type="string">
            <text:p>2016-01-03 19:20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88696" calcext:value-type="float">
            <text:p>51.28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726101124101</text:p>
          </table:table-cell>
          <table:table-cell office:value-type="string" calcext:value-type="string">
            <text:p>2015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784" calcext:value-type="float">
            <text:p>51.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1" meta:object-count="0"/>
    <meta:user-defined meta:name="AppVersion">3.0</meta:user-defined>
  </office:meta>
</office:document-meta>
</file>